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>
      <style:graphic-properties svg:stroke-width="0.1cm" draw:marker-start-width="0.15cm" draw:marker-end-width="0.15cm" draw:textarea-vertical-align="middle" fo:padding-top="0.175cm" fo:padding-bottom="0.175cm" fo:padding-left="0.3cm" fo:padding-right="0.3cm" draw:shadow="hidden" loext:decorative="false"/>
    </style:style>
    <style:style style:name="gr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6cm" fo:min-width="2.4cm" fo:padding-top="0.175cm" fo:padding-bottom="0.175cm" fo:padding-left="0.3cm" fo:padding-right="0.3cm" draw:shadow="hidden" loext:decorative="false"/>
    </style:style>
    <style:style style:name="gr5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7cm" fo:min-width="2.4cm" fo:padding-top="0.175cm" fo:padding-bottom="0.175cm" fo:padding-left="0.3cm" fo:padding-right="0.3cm" draw:shadow="hidden" loext:decorative="false"/>
    </style:style>
    <style:style style:name="gr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4cm" fo:min-width="2.4cm" fo:padding-top="0.175cm" fo:padding-bottom="0.175cm" fo:padding-left="0.3cm" fo:padding-right="0.3cm" draw:shadow="hidden" loext:decorative="false"/>
    </style:style>
    <style:style style:name="gr7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911cm" fo:min-width="0.574cm" fo:padding-top="0.175cm" fo:padding-bottom="0.175cm" fo:padding-left="0.3cm" fo:padding-right="0.3cm" draw:shadow="hidden" loext:decorative="false"/>
    </style:style>
    <style:style style:name="gr8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91cm" fo:min-width="0.575cm" fo:padding-top="0.175cm" fo:padding-bottom="0.175cm" fo:padding-left="0.3cm" fo:padding-right="0.3cm" draw:shadow="hidden" loext:decorative="false"/>
    </style:style>
    <style:style style:name="gr9" style:family="graphic" style:parent-style-name="objectwithoutfill">
      <style:graphic-properties svg:stroke-width="0.1cm" draw:marker-start-width="0.15cm" draw:marker-end-width="0.15cm" draw:fill="none" draw:textarea-vertical-align="middle" fo:padding-top="0.175cm" fo:padding-bottom="0.175cm" fo:padding-left="0.3cm" fo:padding-right="0.3cm" draw:shadow="hidden" loext:decorative="false"/>
    </style:style>
    <style:style style:name="gr10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862cm" fo:min-width="1.804cm" fo:padding-top="0.175cm" fo:padding-bottom="0.175cm" fo:padding-left="0.3cm" fo:padding-right="0.3cm" draw:shadow="hidden" loext:decorative="false"/>
    </style:style>
    <style:style style:name="gr11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863cm" fo:min-width="1.803cm" fo:padding-top="0.175cm" fo:padding-bottom="0.175cm" fo:padding-left="0.3cm" fo:padding-right="0.3cm" draw:shadow="hidden" loext:decorative="false"/>
    </style:style>
    <style:style style:name="gr12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5cm" fo:min-width="2.4cm" fo:padding-top="0.175cm" fo:padding-bottom="0.175cm" fo:padding-left="0.3cm" fo:padding-right="0.3cm" draw:shadow="hidden" loext:decorative="false"/>
    </style:style>
    <style:style style:name="gr13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99cm" fo:min-width="0.421cm" fo:padding-top="0.175cm" fo:padding-bottom="0.175cm" fo:padding-left="0.3cm" fo:padding-right="0.3cm" draw:shadow="hidden" loext:decorative="false"/>
    </style:style>
    <style:style style:name="gr1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97cm" fo:min-width="0.419cm" fo:padding-top="0.175cm" fo:padding-bottom="0.175cm" fo:padding-left="0.3cm" fo:padding-right="0.3cm" draw:shadow="hidden" loext:decorative="false"/>
    </style:style>
    <style:style style:name="gr15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5cm" fo:min-width="2.401cm" fo:padding-top="0.175cm" fo:padding-bottom="0.175cm" fo:padding-left="0.3cm" fo:padding-right="0.3cm" draw:shadow="hidden" loext:decorative="false"/>
    </style:style>
    <style:style style:name="gr1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1.86cm" fo:min-width="1.805cm" fo:padding-top="0.175cm" fo:padding-bottom="0.175cm" fo:padding-left="0.3cm" fo:padding-right="0.3cm" draw:shadow="hidden" loext:decorative="false"/>
    </style:style>
    <style:style style:name="gr17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6cm" fo:min-width="2.401cm" fo:padding-top="0.175cm" fo:padding-bottom="0.175cm" fo:padding-left="0.3cm" fo:padding-right="0.3cm" draw:shadow="hidden" loext:decorative="false"/>
    </style:style>
    <style:style style:name="gr18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51cm" fo:min-width="2.356cm" fo:padding-top="0.175cm" fo:padding-bottom="0.175cm" fo:padding-left="0.3cm" fo:padding-right="0.3cm" draw:shadow="hidden" loext:decorative="false"/>
    </style:style>
    <style:style style:name="gr19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51cm" fo:min-width="2.357cm" fo:padding-top="0.175cm" fo:padding-bottom="0.175cm" fo:padding-left="0.3cm" fo:padding-right="0.3cm" draw:shadow="hidden" loext:decorative="false"/>
    </style:style>
    <style:style style:name="gr20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7cm" fo:min-width="2.401cm" fo:padding-top="0.175cm" fo:padding-bottom="0.175cm" fo:padding-left="0.3cm" fo:padding-right="0.3cm" draw:shadow="hidden" loext:decorative="false"/>
    </style:style>
    <style:style style:name="gr21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03cm" fo:min-width="0.512cm" fo:padding-top="0.175cm" fo:padding-bottom="0.175cm" fo:padding-left="0.3cm" fo:padding-right="0.3cm" draw:shadow="hidden" loext:decorative="false"/>
    </style:style>
    <style:style style:name="gr22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2cm" fo:min-width="0.497cm" fo:padding-top="0.175cm" fo:padding-bottom="0.175cm" fo:padding-left="0.3cm" fo:padding-right="0.3cm" draw:shadow="hidden" loext:decorative="false"/>
    </style:style>
    <style:style style:name="gr23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4cm" fo:min-width="2.401cm" fo:padding-top="0.175cm" fo:padding-bottom="0.175cm" fo:padding-left="0.3cm" fo:padding-right="0.3cm" draw:shadow="hidden" loext:decorative="false"/>
    </style:style>
    <style:style style:name="gr24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8cm" fo:min-width="0.419cm" fo:padding-top="0.175cm" fo:padding-bottom="0.175cm" fo:padding-left="0.3cm" fo:padding-right="0.3cm" draw:shadow="hidden" loext:decorative="false"/>
    </style:style>
    <style:style style:name="gr25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98cm" fo:min-width="0.419cm" fo:padding-top="0.175cm" fo:padding-bottom="0.175cm" fo:padding-left="0.3cm" fo:padding-right="0.3cm" draw:shadow="hidden" loext:decorative="false"/>
    </style:style>
    <style:style style:name="gr26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703cm" fo:min-width="0.511cm" fo:padding-top="0.175cm" fo:padding-bottom="0.175cm" fo:padding-left="0.3cm" fo:padding-right="0.3cm" draw:shadow="hidden" loext:decorative="false"/>
    </style:style>
    <style:style style:name="gr27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5cm" fo:min-width="2.356cm" fo:padding-top="0.175cm" fo:padding-bottom="0.175cm" fo:padding-left="0.3cm" fo:padding-right="0.3cm" draw:shadow="hidden" loext:decorative="false"/>
    </style:style>
    <style:style style:name="gr28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0.8cm" fo:min-width="0.424cm" fo:padding-top="0.175cm" fo:padding-bottom="0.175cm" fo:padding-left="0.3cm" fo:padding-right="0.3cm" draw:shadow="hidden" loext:decorative="false"/>
    </style:style>
    <style:style style:name="gr29" style:family="graphic" style:parent-style-name="standard">
      <style:graphic-properties draw:stroke="none" svg:stroke-width="0.1cm" svg:stroke-color="#000000" draw:marker-start-width="0.15cm" draw:marker-end-width="0.15cm" draw:fill="solid" draw:fill-color="#000000" draw:textarea-horizontal-align="center" draw:textarea-vertical-align="middle" draw:auto-grow-height="true" draw:auto-grow-width="false" fo:min-height="2cm" draw:shadow="hidden" loext:decorative="false"/>
    </style:style>
    <style:style style:name="gr30" style:family="graphic" style:parent-style-name="standard">
      <style:graphic-properties svg:stroke-width="0.1cm" draw:marker-start-width="0.15cm" draw:marker-end-width="0.15cm" draw:fill="none" loext:fill-use-slide-background="false" draw:textarea-horizontal-align="justify" draw:textarea-vertical-align="middle" draw:auto-grow-height="false" fo:min-height="2.606cm" fo:min-width="2.399cm" fo:padding-top="0.175cm" fo:padding-bottom="0.175cm" fo:padding-left="0.3cm" fo:padding-right="0.3cm" draw:shadow="hidden" loext:decorative="false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</style:style>
    <style:style style:name="P3" style:family="paragraph">
      <loext:graphic-properties draw:fill="solid" draw:fill-color="#000000"/>
      <style:paragraph-properties fo:text-align="start"/>
      <style:text-properties style:font-name="Jameel Noori Nastaleeq" style:font-name-complex="Jameel Noori Nastaleeq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1">
            <draw:g draw:style-name="gr2">
              <draw:line draw:style-name="gr3" draw:text-style-name="P1" draw:layer="layout" svg:x1="1.633cm" svg:y1="1.336cm" svg:x2="4.005cm" svg:y2="1.336cm">
                <text:p/>
              </draw:line>
              <draw:line draw:style-name="gr3" draw:text-style-name="P1" draw:layer="layout" svg:x1="1.71cm" svg:y1="3.685cm" svg:x2="1.71cm" svg:y2="1.257cm">
                <text:p/>
              </draw:line>
            </draw:g>
            <draw:custom-shape draw:style-name="gr4" draw:text-style-name="P2" draw:layer="layout" svg:width="3cm" svg:height="2.956cm" svg:x="1.35cm" svg:y="0.989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1.717cm" svg:y1="9.598cm" svg:x2="1.717cm" svg:y2="7.17cm">
                <text:p/>
              </draw:line>
              <draw:line draw:style-name="gr3" draw:text-style-name="P1" draw:layer="layout" svg:x1="4.011cm" svg:y1="9.518cm" svg:x2="1.639cm" svg:y2="9.518cm">
                <text:p/>
              </draw:line>
            </draw:g>
            <draw:custom-shape draw:style-name="gr4" draw:text-style-name="P2" draw:layer="layout" svg:width="3cm" svg:height="2.956cm" svg:x="1.35cm" svg:y="6.902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3.932cm" svg:y1="13.074cm" svg:x2="3.932cm" svg:y2="15.502cm">
                <text:p/>
              </draw:line>
              <draw:line draw:style-name="gr3" draw:text-style-name="P1" draw:layer="layout" svg:x1="1.639cm" svg:y1="13.154cm" svg:x2="4.011cm" svg:y2="13.154cm">
                <text:p/>
              </draw:line>
            </draw:g>
            <draw:custom-shape draw:style-name="gr4" draw:text-style-name="P2" draw:layer="layout" svg:width="3cm" svg:height="2.956cm" svg:x="1.35cm" svg:y="12.813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4.049cm" svg:y1="21.32cm" svg:x2="1.677cm" svg:y2="21.32cm">
                <text:p/>
              </draw:line>
              <draw:line draw:style-name="gr3" draw:text-style-name="P1" draw:layer="layout" svg:x1="3.971cm" svg:y1="18.972cm" svg:x2="3.971cm" svg:y2="21.4cm">
                <text:p/>
              </draw:line>
            </draw:g>
            <draw:custom-shape draw:style-name="gr5" draw:text-style-name="P2" draw:layer="layout" svg:width="3cm" svg:height="2.957cm" svg:x="1.35cm" svg:y="18.725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4.052cm" svg:y1="27.295cm" svg:x2="1.68cm" svg:y2="27.295cm">
                <text:p/>
              </draw:line>
              <draw:line draw:style-name="gr3" draw:text-style-name="P1" draw:layer="layout" svg:x1="3.974cm" svg:y1="24.946cm" svg:x2="3.974cm" svg:y2="27.374cm">
                <text:p/>
              </draw:line>
              <draw:line draw:style-name="gr3" draw:text-style-name="P1" draw:layer="layout" svg:x1="1.759cm" svg:y1="24.948cm" svg:x2="1.759cm" svg:y2="27.376cm">
                <text:p/>
              </draw:line>
            </draw:g>
            <draw:custom-shape draw:style-name="gr4" draw:text-style-name="P2" draw:layer="layout" svg:width="3cm" svg:height="2.956cm" svg:x="1.35cm" svg:y="24.638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1.757cm" svg:y1="33.257cm" svg:x2="1.757cm" svg:y2="30.829cm">
                <text:p/>
              </draw:line>
              <draw:line draw:style-name="gr3" draw:text-style-name="P1" draw:layer="layout" svg:x1="4.053cm" svg:y1="33.177cm" svg:x2="1.681cm" svg:y2="33.177cm">
                <text:p/>
              </draw:line>
              <draw:line draw:style-name="gr3" draw:text-style-name="P1" draw:layer="layout" svg:x1="4.05cm" svg:y1="30.909cm" svg:x2="1.678cm" svg:y2="30.909cm">
                <text:p/>
              </draw:line>
            </draw:g>
            <draw:custom-shape draw:style-name="gr6" draw:text-style-name="P2" draw:layer="layout" svg:width="3cm" svg:height="2.954cm" svg:x="1.35cm" svg:y="30.55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6.509cm" svg:y1="27.345cm" svg:x2="6.509cm" svg:y2="24.917cm">
                <text:p/>
              </draw:line>
              <draw:line draw:style-name="gr3" draw:text-style-name="P1" draw:layer="layout" svg:x1="8.803cm" svg:y1="27.265cm" svg:x2="6.431cm" svg:y2="27.265cm">
                <text:p/>
              </draw:line>
              <draw:line draw:style-name="gr3" draw:text-style-name="P1" draw:layer="layout" svg:x1="8.802cm" svg:y1="24.997cm" svg:x2="6.43cm" svg:y2="24.997cm">
                <text:p/>
              </draw:line>
            </draw:g>
            <draw:custom-shape draw:style-name="gr7" draw:text-style-name="P2" draw:layer="layout" svg:width="1.66cm" svg:height="1.783cm" svg:x="6.859cm" svg:y="25.1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3cm" svg:height="2.956cm" svg:x="6.151cm" svg:y="24.638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8.802cm" svg:y1="33.206cm" svg:x2="6.43cm" svg:y2="33.206cm">
                <text:p/>
              </draw:line>
              <draw:line draw:style-name="gr3" draw:text-style-name="P1" draw:layer="layout" svg:x1="8.724cm" svg:y1="30.858cm" svg:x2="8.724cm" svg:y2="33.286cm">
                <text:p/>
              </draw:line>
              <draw:line draw:style-name="gr3" draw:text-style-name="P1" draw:layer="layout" svg:x1="6.509cm" svg:y1="30.859cm" svg:x2="6.509cm" svg:y2="33.287cm">
                <text:p/>
              </draw:line>
            </draw:g>
            <draw:custom-shape draw:style-name="gr8" draw:text-style-name="P2" draw:layer="layout" svg:width="1.661cm" svg:height="1.78cm" svg:x="6.857cm" svg:y="31.1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6" draw:text-style-name="P2" draw:layer="layout" svg:width="3cm" svg:height="2.954cm" svg:x="6.151cm" svg:y="30.55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8.759cm" svg:y1="21.448cm" svg:x2="8.759cm" svg:y2="19.02cm">
                <text:p/>
              </draw:line>
              <draw:line draw:style-name="gr3" draw:text-style-name="P1" draw:layer="layout" svg:x1="6.465cm" svg:y1="21.369cm" svg:x2="8.837cm" svg:y2="21.369cm">
                <text:p/>
              </draw:line>
            </draw:g>
            <draw:line draw:style-name="gr9" draw:text-style-name="P2" draw:layer="layout" svg:x1="6.473cm" svg:y1="18.951cm" svg:x2="8.846cm" svg:y2="21.38cm">
              <text:p/>
            </draw:line>
            <draw:custom-shape draw:style-name="gr5" draw:text-style-name="P2" draw:layer="layout" svg:width="3cm" svg:height="2.957cm" svg:x="6.151cm" svg:y="18.725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8.957cm" svg:y1="13.165cm" svg:x2="6.585cm" svg:y2="13.165cm">
                <text:p/>
              </draw:line>
              <draw:line draw:style-name="gr3" draw:text-style-name="P1" draw:layer="layout" svg:x1="8.879cm" svg:y1="15.513cm" svg:x2="8.879cm" svg:y2="13.085cm">
                <text:p/>
              </draw:line>
            </draw:g>
            <draw:line draw:style-name="gr9" draw:text-style-name="P2" draw:layer="layout" svg:x1="8.8cm" svg:y1="13.165cm" svg:x2="6.427cm" svg:y2="15.594cm">
              <text:p/>
            </draw:line>
            <draw:custom-shape draw:style-name="gr4" draw:text-style-name="P2" draw:layer="layout" svg:width="3cm" svg:height="2.956cm" svg:x="6.151cm" svg:y="12.813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6.467cm" svg:y1="9.714cm" svg:x2="6.467cm" svg:y2="7.286cm">
                <text:p/>
              </draw:line>
              <draw:line draw:style-name="gr3" draw:text-style-name="P1" draw:layer="layout" svg:x1="8.763cm" svg:y1="9.634cm" svg:x2="6.391cm" svg:y2="9.634cm">
                <text:p/>
              </draw:line>
            </draw:g>
            <draw:line draw:style-name="gr9" draw:text-style-name="P2" draw:layer="layout" svg:x1="8.756cm" svg:y1="7.216cm" svg:x2="6.383cm" svg:y2="9.645cm">
              <text:p/>
            </draw:line>
            <draw:custom-shape draw:style-name="gr4" draw:text-style-name="P2" draw:layer="layout" svg:width="3cm" svg:height="2.956cm" svg:x="6.151cm" svg:y="6.902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6.383cm" svg:y1="1.336cm" svg:x2="8.755cm" svg:y2="1.336cm">
                <text:p/>
              </draw:line>
              <draw:line draw:style-name="gr3" draw:text-style-name="P1" draw:layer="layout" svg:x1="6.462cm" svg:y1="3.685cm" svg:x2="6.462cm" svg:y2="1.257cm">
                <text:p/>
              </draw:line>
            </draw:g>
            <draw:line draw:style-name="gr9" draw:text-style-name="P2" draw:layer="layout" svg:x1="6.541cm" svg:y1="1.336cm" svg:x2="8.914cm" svg:y2="3.765cm">
              <text:p/>
            </draw:line>
            <draw:custom-shape draw:style-name="gr4" draw:text-style-name="P2" draw:layer="layout" svg:width="3cm" svg:height="2.956cm" svg:x="6.151cm" svg:y="0.989cm">
              <text:p/>
              <draw:enhanced-geometry svg:viewBox="0 0 21600 21600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1.406cm" svg:y1="3.704cm" svg:x2="11.406cm" svg:y2="1.123cm">
              <text:p/>
            </draw:line>
            <draw:line draw:style-name="gr9" draw:text-style-name="P2" draw:layer="layout" svg:x1="13.462cm" svg:y1="3.704cm" svg:x2="13.462cm" svg:y2="1.123cm">
              <text:p/>
            </draw:line>
            <draw:line draw:style-name="gr9" draw:text-style-name="P2" draw:layer="layout" svg:x1="13.462cm" svg:y1="3.704cm" svg:x2="11.406cm" svg:y2="1.123cm">
              <text:p/>
            </draw:line>
            <draw:line draw:style-name="gr9" draw:text-style-name="P2" draw:layer="layout" svg:x1="11.406cm" svg:y1="3.704cm" svg:x2="13.462cm" svg:y2="1.123cm">
              <text:p/>
            </draw:line>
            <draw:custom-shape draw:style-name="gr4" draw:text-style-name="P2" draw:layer="layout" svg:width="3cm" svg:height="2.956cm" svg:x="10.951cm" svg:y="0.98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custom-shape draw:style-name="gr10" draw:text-style-name="P2" draw:layer="layout" svg:width="2.404cm" svg:height="2.212cm" svg:x="11.234cm" svg:y="7.293cm">
              <text:p/>
              <draw:enhanced-geometry svg:viewBox="0 0 21600 21600" draw:type="rectangle" draw:enhanced-path="M 0 0 L 21600 0 21600 21600 0 21600 0 0 Z N"/>
            </draw:custom-shape>
            <draw:line draw:style-name="gr9" draw:text-style-name="P2" draw:layer="layout" svg:x1="11.234cm" svg:y1="7.22cm" svg:x2="13.639cm" svg:y2="9.432cm">
              <text:p/>
            </draw:line>
            <draw:custom-shape draw:style-name="gr4" draw:text-style-name="P2" draw:layer="layout" svg:width="3cm" svg:height="2.956cm" svg:x="10.951cm" svg:y="6.898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custom-shape draw:style-name="gr11" draw:text-style-name="P2" draw:layer="layout" svg:width="2.403cm" svg:height="2.213cm" svg:x="11.227cm" svg:y="30.87cm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  <draw:line draw:style-name="gr9" draw:text-style-name="P2" draw:layer="layout" svg:x1="13.638cm" svg:y1="30.795cm" svg:x2="11.233cm" svg:y2="33.007cm">
              <text:p/>
            </draw:line>
            <draw:custom-shape draw:style-name="gr12" draw:text-style-name="P2" draw:layer="layout" svg:width="3cm" svg:height="2.955cm" svg:x="10.951cm" svg:y="30.54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custom-shape draw:style-name="gr10" draw:text-style-name="P2" draw:layer="layout" svg:width="2.404cm" svg:height="2.212cm" svg:x="11.234cm" svg:y="13.229cm">
              <text:p/>
              <draw:enhanced-geometry svg:viewBox="0 0 21600 21600" draw:type="rectangle" draw:enhanced-path="M 0 0 L 21600 0 21600 21600 0 21600 0 0 Z N"/>
            </draw:custom-shape>
            <draw:custom-shape draw:style-name="gr13" draw:text-style-name="P2" draw:layer="layout" svg:width="1.443cm" svg:height="1.623cm" svg:x="11.716cm" svg:y="13.52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3cm" svg:height="2.956cm" svg:x="10.951cm" svg:y="12.81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1.234cm" svg:y1="19.196cm" svg:x2="13.639cm" svg:y2="19.196cm">
              <text:p/>
            </draw:line>
            <draw:line draw:style-name="gr9" draw:text-style-name="P2" draw:layer="layout" svg:x1="11.234cm" svg:y1="21.114cm" svg:x2="13.639cm" svg:y2="21.114cm">
              <text:p/>
            </draw:line>
            <draw:line draw:style-name="gr9" draw:text-style-name="P2" draw:layer="layout" svg:x1="11.234cm" svg:y1="21.114cm" svg:x2="13.639cm" svg:y2="19.196cm">
              <text:p/>
            </draw:line>
            <draw:custom-shape draw:style-name="gr13" draw:text-style-name="P2" draw:layer="layout" svg:width="1.443cm" svg:height="1.623cm" svg:x="11.717cm" svg:y="19.34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3cm" svg:height="2.957cm" svg:x="10.951cm" svg:y="18.724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g draw:style-name="gr1">
              <draw:line draw:style-name="gr9" draw:text-style-name="P2" draw:layer="layout" svg:x1="11.543cm" svg:y1="27.411cm" svg:x2="11.543cm" svg:y2="24.83cm">
                <text:p/>
              </draw:line>
              <draw:line draw:style-name="gr9" draw:text-style-name="P2" draw:layer="layout" svg:x1="13.329cm" svg:y1="27.411cm" svg:x2="13.329cm" svg:y2="24.83cm">
                <text:p/>
              </draw:line>
              <draw:line draw:style-name="gr9" draw:text-style-name="P2" draw:layer="layout" svg:x1="13.33cm" svg:y1="27.411cm" svg:x2="11.543cm" svg:y2="24.83cm">
                <text:p/>
              </draw:line>
              <draw:custom-shape draw:style-name="gr14" draw:text-style-name="P2" draw:layer="layout" svg:width="1.441cm" svg:height="1.621cm" svg:x="11.721cm" svg:y="25.316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4" draw:text-style-name="P2" draw:layer="layout" svg:width="3cm" svg:height="2.956cm" svg:x="10.951cm" svg:y="24.63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8.492cm" svg:y1="31.036cm" svg:x2="16.087cm" svg:y2="31.036cm">
              <text:p/>
            </draw:line>
            <draw:line draw:style-name="gr9" draw:text-style-name="P2" draw:layer="layout" svg:x1="18.492cm" svg:y1="32.953cm" svg:x2="16.087cm" svg:y2="32.953cm">
              <text:p/>
            </draw:line>
            <draw:line draw:style-name="gr9" draw:text-style-name="P2" draw:layer="layout" svg:x1="18.492cm" svg:y1="32.954cm" svg:x2="16.087cm" svg:y2="31.036cm">
              <text:p/>
            </draw:line>
            <draw:line draw:style-name="gr9" draw:text-style-name="P2" draw:layer="layout" svg:x1="16.087cm" svg:y1="32.954cm" svg:x2="18.492cm" svg:y2="31.036cm">
              <text:p/>
            </draw:line>
            <draw:custom-shape draw:style-name="gr15" draw:text-style-name="P2" draw:layer="layout" svg:width="3.001cm" svg:height="2.955cm" svg:x="15.752cm" svg:y="30.545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g draw:style-name="gr1">
              <draw:custom-shape draw:style-name="gr16" draw:text-style-name="P2" draw:layer="layout" svg:width="2.405cm" svg:height="2.21cm" svg:x="16.087cm" svg:y="25.003cm">
                <text:p/>
                <draw:enhanced-geometry svg:viewBox="0 0 21600 21600" draw:type="rectangle" draw:enhanced-path="M 0 0 L 21600 0 21600 21600 0 21600 0 0 Z N"/>
              </draw:custom-shape>
              <draw:line draw:style-name="gr9" draw:text-style-name="P2" draw:layer="layout" svg:x1="16.087cm" svg:y1="24.927cm" svg:x2="18.492cm" svg:y2="27.139cm">
                <text:p/>
              </draw:line>
              <draw:line draw:style-name="gr9" draw:text-style-name="P2" draw:layer="layout" svg:x1="18.492cm" svg:y1="24.927cm" svg:x2="16.087cm" svg:y2="27.139cm">
                <text:p/>
              </draw:line>
            </draw:g>
            <draw:custom-shape draw:style-name="gr17" draw:text-style-name="P2" draw:layer="layout" svg:width="3.001cm" svg:height="2.956cm" svg:x="15.752cm" svg:y="24.633cm">
              <text:p/>
              <draw:enhanced-geometry svg:viewBox="0 0 21600 21600" draw:mirror-horizontal="false" draw:mirror-vertical="true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6.278cm" svg:y1="15.506cm" svg:x2="16.278cm" svg:y2="13.137cm">
              <text:p/>
            </draw:line>
            <draw:line draw:style-name="gr9" draw:text-style-name="P2" draw:layer="layout" svg:x1="18.223cm" svg:y1="15.506cm" svg:x2="18.223cm" svg:y2="13.137cm">
              <text:p/>
            </draw:line>
            <draw:line draw:style-name="gr9" draw:text-style-name="P2" draw:layer="layout" svg:x1="18.225cm" svg:y1="15.506cm" svg:x2="16.278cm" svg:y2="13.137cm">
              <text:p/>
            </draw:line>
            <draw:custom-shape draw:style-name="gr18" draw:text-style-name="P2" draw:layer="layout" svg:width="2.956cm" svg:height="3.001cm" draw:transform="rotate (1.5707963267949) translate (15.752cm 15.769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9" draw:text-style-name="P2" draw:layer="layout" svg:x1="18.223cm" svg:y1="21.371cm" svg:x2="18.223cm" svg:y2="19.002cm">
                <text:p/>
              </draw:line>
              <draw:line draw:style-name="gr9" draw:text-style-name="P2" draw:layer="layout" svg:x1="16.278cm" svg:y1="21.371cm" svg:x2="16.278cm" svg:y2="19.002cm">
                <text:p/>
              </draw:line>
              <draw:line draw:style-name="gr9" draw:text-style-name="P2" draw:layer="layout" svg:x1="16.278cm" svg:y1="21.371cm" svg:x2="18.225cm" svg:y2="19.002cm">
                <text:p/>
              </draw:line>
            </draw:g>
            <draw:custom-shape draw:style-name="gr19" draw:text-style-name="P2" draw:layer="layout" svg:width="2.957cm" svg:height="3.001cm" draw:transform="rotate (1.5707963267949) translate (15.752cm 21.682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8.453cm" svg:y1="7.379cm" svg:x2="16.048cm" svg:y2="7.379cm">
              <text:p/>
            </draw:line>
            <draw:line draw:style-name="gr9" draw:text-style-name="P2" draw:layer="layout" svg:x1="18.453cm" svg:y1="9.296cm" svg:x2="16.048cm" svg:y2="9.296cm">
              <text:p/>
            </draw:line>
            <draw:line draw:style-name="gr9" draw:text-style-name="P2" draw:layer="layout" svg:x1="18.453cm" svg:y1="9.297cm" svg:x2="16.048cm" svg:y2="7.379cm">
              <text:p/>
            </draw:line>
            <draw:custom-shape draw:style-name="gr17" draw:text-style-name="P2" draw:layer="layout" svg:width="3.001cm" svg:height="2.956cm" draw:transform="rotate (-3.14159265358979) translate (18.752cm 9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1.038cm" svg:y1="3.542cm" svg:x2="21.038cm" svg:y2="1.331cm">
                <text:p/>
              </draw:line>
              <draw:line draw:style-name="gr3" draw:text-style-name="P1" draw:layer="layout" svg:x1="23.03cm" svg:y1="3.469cm" svg:x2="20.97cm" svg:y2="3.469cm">
                <text:p/>
              </draw:line>
              <draw:line draw:style-name="gr3" draw:text-style-name="P1" draw:layer="layout" svg:x1="23.029cm" svg:y1="1.403cm" svg:x2="20.969cm" svg:y2="1.403cm">
                <text:p/>
              </draw:line>
              <draw:line draw:style-name="gr3" draw:text-style-name="P1" draw:layer="layout" svg:x1="23.03cm" svg:y1="2.437cm" svg:x2="20.97cm" svg:y2="2.437cm">
                <text:p/>
              </draw:line>
            </draw:g>
            <draw:custom-shape draw:style-name="gr17" draw:text-style-name="P2" draw:layer="layout" svg:width="3.001cm" svg:height="2.956cm" draw:transform="rotate (-3.14159265358979) translate (23.553cm 3.9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line draw:style-name="gr9" draw:text-style-name="P2" draw:layer="layout" svg:x1="16.048cm" svg:y1="1.519cm" svg:x2="18.453cm" svg:y2="1.519cm">
              <text:p/>
            </draw:line>
            <draw:line draw:style-name="gr9" draw:text-style-name="P2" draw:layer="layout" svg:x1="16.048cm" svg:y1="3.435cm" svg:x2="18.453cm" svg:y2="3.435cm">
              <text:p/>
            </draw:line>
            <draw:line draw:style-name="gr9" draw:text-style-name="P2" draw:layer="layout" svg:x1="16.048cm" svg:y1="3.437cm" svg:x2="18.453cm" svg:y2="1.519cm">
              <text:p/>
            </draw:line>
            <draw:custom-shape draw:style-name="gr17" draw:text-style-name="P2" draw:layer="layout" svg:width="3.001cm" svg:height="2.956cm" draw:transform="rotate (-3.14159265358979) translate (18.752cm 3.9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3.03cm" svg:y1="9.539cm" svg:x2="20.97cm" svg:y2="9.539cm">
                <text:p/>
              </draw:line>
              <draw:line draw:style-name="gr3" draw:text-style-name="P1" draw:layer="layout" svg:x1="22.964cm" svg:y1="7.401cm" svg:x2="22.964cm" svg:y2="9.612cm">
                <text:p/>
              </draw:line>
              <draw:line draw:style-name="gr3" draw:text-style-name="P1" draw:layer="layout" svg:x1="21.04cm" svg:y1="7.403cm" svg:x2="21.04cm" svg:y2="9.614cm">
                <text:p/>
              </draw:line>
              <draw:line draw:style-name="gr3" draw:text-style-name="P1" draw:layer="layout" svg:x1="22.002cm" svg:y1="7.401cm" svg:x2="22.002cm" svg:y2="9.612cm">
                <text:p/>
              </draw:line>
            </draw:g>
            <draw:custom-shape draw:style-name="gr17" draw:text-style-name="P2" draw:layer="layout" svg:width="3.001cm" svg:height="2.956cm" draw:transform="rotate (-3.14159265358979) translate (23.553cm 9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3.06cm" svg:y1="15.455cm" svg:x2="23.06cm" svg:y2="13.244cm">
                <text:p/>
              </draw:line>
              <draw:line draw:style-name="gr3" draw:text-style-name="P1" draw:layer="layout" svg:x1="21.067cm" svg:y1="15.382cm" svg:x2="23.127cm" svg:y2="15.382cm">
                <text:p/>
              </draw:line>
              <draw:line draw:style-name="gr3" draw:text-style-name="P1" draw:layer="layout" svg:x1="21.068cm" svg:y1="13.318cm" svg:x2="23.128cm" svg:y2="13.318cm">
                <text:p/>
              </draw:line>
              <draw:line draw:style-name="gr3" draw:text-style-name="P1" draw:layer="layout" svg:x1="21.067cm" svg:y1="14.351cm" svg:x2="23.127cm" svg:y2="14.351cm">
                <text:p/>
              </draw:line>
            </draw:g>
            <draw:custom-shape draw:style-name="gr17" draw:text-style-name="P2" draw:layer="layout" svg:width="3.001cm" svg:height="2.956cm" draw:transform="rotate (-3.14159265358979) translate (23.553cm 15.7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1.066cm" svg:y1="19.134cm" svg:x2="23.126cm" svg:y2="19.134cm">
                <text:p/>
              </draw:line>
              <draw:line draw:style-name="gr3" draw:text-style-name="P1" draw:layer="layout" svg:x1="21.132cm" svg:y1="21.273cm" svg:x2="21.132cm" svg:y2="19.062cm">
                <text:p/>
              </draw:line>
              <draw:line draw:style-name="gr3" draw:text-style-name="P1" draw:layer="layout" svg:x1="23.057cm" svg:y1="21.272cm" svg:x2="23.057cm" svg:y2="19.061cm">
                <text:p/>
              </draw:line>
              <draw:line draw:style-name="gr3" draw:text-style-name="P1" draw:layer="layout" svg:x1="22.095cm" svg:y1="21.273cm" svg:x2="22.095cm" svg:y2="19.062cm">
                <text:p/>
              </draw:line>
            </draw:g>
            <draw:custom-shape draw:style-name="gr20" draw:text-style-name="P2" draw:layer="layout" svg:width="3.001cm" svg:height="2.957cm" draw:transform="rotate (-3.14159265358979) translate (23.553cm 21.6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1">
              <draw:line draw:style-name="gr9" draw:text-style-name="P2" draw:layer="layout" svg:x1="22.994cm" svg:y1="27.332cm" svg:x2="22.994cm" svg:y2="24.963cm">
                <text:p/>
              </draw:line>
              <draw:line draw:style-name="gr9" draw:text-style-name="P2" draw:layer="layout" svg:x1="21.049cm" svg:y1="27.332cm" svg:x2="21.049cm" svg:y2="24.963cm">
                <text:p/>
              </draw:line>
              <draw:custom-shape draw:style-name="gr21" draw:text-style-name="P2" draw:layer="layout" svg:width="1.572cm" svg:height="1.489cm" svg:x="21.243cm" svg:y="25.41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18" draw:text-style-name="P2" draw:layer="layout" svg:width="2.956cm" svg:height="3.001cm" draw:transform="rotate (-1.5707963267949) translate (23.553cm 24.6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1">
              <draw:line draw:style-name="gr9" draw:text-style-name="P2" draw:layer="layout" svg:x1="20.822cm" svg:y1="32.95cm" svg:x2="23.227cm" svg:y2="32.95cm">
                <text:p/>
              </draw:line>
              <draw:line draw:style-name="gr9" draw:text-style-name="P2" draw:layer="layout" svg:x1="20.822cm" svg:y1="31.033cm" svg:x2="23.227cm" svg:y2="31.033cm">
                <text:p/>
              </draw:line>
              <draw:custom-shape draw:style-name="gr22" draw:text-style-name="P2" draw:layer="layout" svg:width="1.549cm" svg:height="1.512cm" draw:transform="rotate (-1.5707963267949) translate (22.773cm 31.224cm)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3" draw:text-style-name="P2" draw:layer="layout" svg:width="3.001cm" svg:height="2.954cm" draw:transform="rotate (-3.14159265358979) translate (23.553cm 33.5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7.844cm" svg:y1="1.442cm" svg:x2="25.784cm" svg:y2="1.442cm">
                <text:p/>
              </draw:line>
              <draw:line draw:style-name="gr3" draw:text-style-name="P1" draw:layer="layout" svg:x1="27.778cm" svg:y1="3.581cm" svg:x2="27.778cm" svg:y2="1.37cm">
                <text:p/>
              </draw:line>
              <draw:line draw:style-name="gr3" draw:text-style-name="P1" draw:layer="layout" svg:x1="25.852cm" svg:y1="3.581cm" svg:x2="25.852cm" svg:y2="1.37cm">
                <text:p/>
              </draw:line>
            </draw:g>
            <draw:custom-shape draw:style-name="gr4" draw:text-style-name="P2" draw:layer="layout" svg:width="3cm" svg:height="2.956cm" draw:transform="rotate (-3.14159265358979) translate (28.35cm 3.945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7.874cm" svg:y1="7.294cm" svg:x2="27.874cm" svg:y2="9.505cm">
                <text:p/>
              </draw:line>
              <draw:line draw:style-name="gr3" draw:text-style-name="P1" draw:layer="layout" svg:x1="25.88cm" svg:y1="7.366cm" svg:x2="27.94cm" svg:y2="7.366cm">
                <text:p/>
              </draw:line>
              <draw:line draw:style-name="gr3" draw:text-style-name="P1" draw:layer="layout" svg:x1="25.881cm" svg:y1="9.431cm" svg:x2="27.941cm" svg:y2="9.431cm">
                <text:p/>
              </draw:line>
            </draw:g>
            <draw:custom-shape draw:style-name="gr4" draw:text-style-name="P2" draw:layer="layout" svg:width="3cm" svg:height="2.956cm" draw:transform="rotate (-3.14159265358979) translate (28.35cm 9.85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7.885cm" svg:y1="13.207cm" svg:x2="25.825cm" svg:y2="13.207cm">
                <text:p/>
              </draw:line>
              <draw:line draw:style-name="gr3" draw:text-style-name="P1" draw:layer="layout" svg:x1="27.817cm" svg:y1="15.346cm" svg:x2="27.817cm" svg:y2="13.135cm">
                <text:p/>
              </draw:line>
              <draw:line draw:style-name="gr3" draw:text-style-name="P1" draw:layer="layout" svg:x1="25.894cm" svg:y1="15.345cm" svg:x2="25.894cm" svg:y2="13.134cm">
                <text:p/>
              </draw:line>
            </draw:g>
            <draw:custom-shape draw:style-name="gr24" draw:text-style-name="P2" draw:layer="layout" svg:width="1.441cm" svg:height="1.624cm" svg:x="26.197cm" svg:y="13.5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3cm" svg:height="2.956cm" draw:transform="rotate (-3.14159265358979) translate (28.35cm 15.769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2">
              <draw:line draw:style-name="gr3" draw:text-style-name="P1" draw:layer="layout" svg:x1="27.815cm" svg:y1="19.059cm" svg:x2="27.815cm" svg:y2="21.27cm">
                <text:p/>
              </draw:line>
              <draw:line draw:style-name="gr3" draw:text-style-name="P1" draw:layer="layout" svg:x1="25.823cm" svg:y1="19.13cm" svg:x2="27.883cm" svg:y2="19.13cm">
                <text:p/>
              </draw:line>
              <draw:line draw:style-name="gr3" draw:text-style-name="P1" draw:layer="layout" svg:x1="25.823cm" svg:y1="21.195cm" svg:x2="27.883cm" svg:y2="21.195cm">
                <text:p/>
              </draw:line>
            </draw:g>
            <draw:custom-shape draw:style-name="gr25" draw:text-style-name="P2" draw:layer="layout" svg:width="1.441cm" svg:height="1.622cm" svg:x="26.197cm" svg:y="19.43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2" draw:layer="layout" svg:width="3cm" svg:height="2.957cm" draw:transform="rotate (-3.14159265358979) translate (28.35cm 21.682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1">
              <draw:line draw:style-name="gr9" draw:text-style-name="P2" draw:layer="layout" svg:x1="27.829cm" svg:y1="27.274cm" svg:x2="27.829cm" svg:y2="24.905cm">
                <text:p/>
              </draw:line>
              <draw:line draw:style-name="gr9" draw:text-style-name="P2" draw:layer="layout" svg:x1="25.884cm" svg:y1="27.274cm" svg:x2="25.884cm" svg:y2="24.905cm">
                <text:p/>
              </draw:line>
              <draw:line draw:style-name="gr9" draw:text-style-name="P2" draw:layer="layout" svg:x1="25.884cm" svg:y1="27.274cm" svg:x2="27.831cm" svg:y2="24.905cm">
                <text:p/>
              </draw:line>
              <draw:custom-shape draw:style-name="gr26" draw:text-style-name="P2" draw:layer="layout" svg:width="1.571cm" svg:height="1.489cm" svg:x="26.078cm" svg:y="25.351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27" draw:text-style-name="P2" draw:layer="layout" svg:width="2.956cm" svg:height="3cm" draw:transform="rotate (-1.5707963267949) translate (28.35cm 24.638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g draw:style-name="gr1">
            <draw:g draw:style-name="gr1">
              <draw:line draw:style-name="gr9" draw:text-style-name="P2" draw:layer="layout" svg:x1="28.058cm" svg:y1="31.075cm" svg:x2="25.653cm" svg:y2="31.075cm">
                <text:p/>
              </draw:line>
              <draw:line draw:style-name="gr9" draw:text-style-name="P2" draw:layer="layout" svg:x1="28.058cm" svg:y1="32.992cm" svg:x2="25.653cm" svg:y2="32.992cm">
                <text:p/>
              </draw:line>
              <draw:line draw:style-name="gr9" draw:text-style-name="P2" draw:layer="layout" svg:x1="28.058cm" svg:y1="32.993cm" svg:x2="25.653cm" svg:y2="31.075cm">
                <text:p/>
              </draw:line>
              <draw:custom-shape draw:style-name="gr28" draw:text-style-name="P2" draw:layer="layout" svg:width="1.446cm" svg:height="1.624cm" svg:x="26.137cm" svg:y="31.225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</draw:g>
            <draw:custom-shape draw:style-name="gr6" draw:text-style-name="P2" draw:layer="layout" svg:width="3cm" svg:height="2.954cm" draw:transform="rotate (-3.14159265358979) translate (28.35cm 33.504cm)">
              <text:p/>
              <draw:enhanced-geometry svg:viewBox="0 0 21600 21600" draw:mirror-horizontal="true" draw:mirror-vertical="false" draw:type="rectangle" draw:enhanced-path="M 0 0 L 21600 0 21600 21600 0 21600 0 0 Z N"/>
            </draw:custom-shape>
          </draw:g>
          <draw:path draw:style-name="gr29" draw:text-style-name="P3" draw:layer="layout" svg:width="1.216cm" svg:height="0.736cm" svg:x="14.147cm" svg:y="40.278cm" svg:viewBox="0 0 1217 737" svg:d="M479 737h-230c-45-7-91-16-135-23-50-14-86-41-110-82-3-8-4-19-4-29 0-22 8-50 26-86 61-131 136-220 223-268 24-15 47-30 71-47 28-20 47-45 58-74 15-29 33-68 53-118 4-6 7-10 12-10 4 0 8 4 11 10-16 96-46 178-94 248-15 18-60 46-130 83-57 29-94 67-112 114-2 7 0 14 5 20 7 7 13 12 17 17 61 34 152 52 277 52h412c171 0 297-5 378-13 3 1 5 4 10 7-4 12-10 22-21 30-9 9-19 17-29 24-54 50-127 85-219 102-26 5-106 13-240 24z">
            <text:p/>
          </draw:path>
          <draw:path draw:style-name="gr29" draw:text-style-name="P3" draw:layer="layout" svg:width="0.683cm" svg:height="1.337cm" svg:x="2.2cm" svg:y="34.086cm" svg:viewBox="0 0 684 1338" svg:d="M680 7l4 14c-8 38-21 96-40 171-4 9-10 14-20 15-15 0-23 1-24 2-82 53-136 127-157 224-6 27 0 50 18 70 7 4 28 14 62 27 25 8 43 23 53 45 14 28 19 65 19 111 0 14 0 34-2 58-2 29-2 47-2 55-16 107-45 205-87 291-48 97-107 169-179 216-31 22-67 32-105 32-47 0-86-15-116-45-68-67-103-177-104-330-1-122 29-300 87-530 9-4 13-5 13-5 4 5 7 16 7 37-32 160-48 277-48 346 0 147 28 243 86 287 28 23 60 35 96 35 61 0 127-32 197-95 66-75 102-147 109-220 4-36-3-59-20-70-24-9-47-17-71-27-27-11-43-32-52-58-8-28-12-57-12-91 0-32 5-73 15-125 36-191 107-333 212-425 26-15 40-22 44-22 6 0 10 3 17 7z">
            <text:p/>
          </draw:path>
          <draw:path draw:style-name="gr29" draw:text-style-name="P3" draw:layer="layout" svg:width="0.322cm" svg:height="0.501cm" svg:x="7.385cm" svg:y="34.604cm" svg:viewBox="0 0 323 502" svg:d="M318 155c-16 22-36 47-65 76-36 35-59 59-68 69-52 61-91 108-117 143-10 13-27 32-51 59-10-2-16-5-17-13 4-33 32-82 83-148-29-16-46-32-54-45-8-14-14-37-14-67 6-16 11-31 22-45 22-36 43-70 65-104 28-38 56-64 83-77 30-7 52 0 66 22 1 7 1 20 0 38-5 11-12 20-21 25-8 2-18 0-31-8-12-10-23-13-33-9-25 7-40 32-46 74 2 18 14 38 38 55 11 5 21 8 29 8 17 0 37-10 59-31 31-25 50-40 56-44 7-4 10-5 12-4 2 0 3 0 6 0l1 1c3 7 2 15-3 25z">
            <text:p/>
          </draw:path>
          <draw:path draw:style-name="gr29" draw:text-style-name="P3" draw:layer="layout" svg:width="0.244cm" svg:height="0.549cm" svg:x="12.566cm" svg:y="34.43cm" svg:viewBox="0 0 245 550" svg:d="M233 104c8 28 12 57 12 89 0 49-10 105-30 169-39 126-90 188-153 188-27-6-48-27-59-66-2-15-3-30-3-46 0-37 14-112 44-225-4 0-12-6-22-14 7-34 11-65 18-89 2-25 8-61 17-106 7-5 27-5 61-1 52 7 91 40 115 101zM163 264c-18-29-43-43-77-43-28 70-40 131-36 185 7 21 15 35 28 41 5 1 9 1 13 1 20 0 45-21 77-61 8-15 9-33 9-50 0-27-4-50-14-73z">
            <text:p/>
          </draw:path>
          <draw:path draw:style-name="gr29" draw:text-style-name="P3" draw:layer="layout" svg:width="0.301cm" svg:height="0.613cm" svg:x="17.307cm" svg:y="34.486cm" svg:viewBox="0 0 302 614" svg:d="M293 293c-6 55-30 128-71 220-10 24-30 42-57 50-24 7-46 14-70 22-18 7-45 17-80 29-8 0-14-2-15-9 0-9 6-17 18-27 37-26 73-53 109-79 41-32 75-64 103-96 9-15 11-34 8-57-5-17-11-28-18-34-10 2-18 3-26 3-33 0-58-14-75-41-6-14-10-27-10-43s5-35 13-60c8-17 14-35 21-56 6-20 12-41 18-64 9-24 23-41 40-49 29-7 54 8 72 46 20 42 29 92 29 149 0 31-2 63-9 96z">
            <text:p/>
          </draw:path>
          <draw:path draw:style-name="gr29" draw:text-style-name="P3" draw:layer="layout" svg:width="0.693cm" svg:height="1.063cm" svg:x="21.707cm" svg:y="34.238cm" svg:viewBox="0 0 694 1064" svg:d="M104 246l4 5c-11 51-25 129-43 232-6 39-8 75-8 108 0 117 30 197 92 239 39 26 81 39 128 39 71 0 140-27 206-80 71-55 117-124 137-206 4-29 6-63 6-103 0-13-2-61-4-144-2-59-2-106 1-144 13-61 30-122 53-185 5-8 12-10 18-3 1 22 0 77-4 165-1 68-2 133-2 201-4 78-11 142-22 191-33 131-83 244-150 340-55 65-115 111-180 139-38 15-76 24-115 24-45 0-81-10-114-31-71-57-107-163-107-315 0-86 11-182 33-287 0-9 3-19 8-31 3-12 6-21 6-27 7-28 21-69 40-122 8-11 13-13 17-5zM239 428l97-134 6 4c28 40 61 79 101 117-21 28-53 69-96 123-17-4-34-15-51-33-16-19-32-38-47-56z">
            <text:p/>
          </draw:path>
          <draw:path draw:style-name="gr29" draw:text-style-name="P3" draw:layer="layout" svg:width="0.49cm" svg:height="1.399cm" svg:x="26.606cm" svg:y="34.175cm" svg:viewBox="0 0 491 1400" svg:d="M491 110h-2c3 8 3 18 0 29-7 28-14 46-20 59-8 19-18 36-30 48-1 1-11 10-29 27-20 12-58 24-114 36-48 11-86 25-111 42-69 36-108 79-117 132-7 35-10 80-11 135-2 46-3 92-3 140 0 38 1 94 4 172 1 39-4 172-16 395-1 18-6 43-16 74-3 2-8 1-12-5 0-202-6-404-14-609 4-106 10-185 18-232 14-88 39-158 77-212 45-79 108-140 186-178 21-52 47-106 75-163 28 14 65 38 113 74 4 3 13 16 22 36z">
            <text:p/>
          </draw:path>
          <draw:path draw:style-name="gr29" draw:text-style-name="P3" draw:layer="layout" svg:width="0.667cm" svg:height="1.597cm" svg:x="2.353cm" svg:y="28.041cm" svg:viewBox="0 0 668 1598" svg:d="M668 18c-11 75-13 227-6 455 2 88 4 156 4 202 0 162-12 299-38 411-32 140-84 260-154 356-78 105-159 156-245 156-31 0-60-7-87-19-99-46-145-162-142-344 4-133 29-269 76-408 6-13 13-16 20-11 1 4 1 16 0 36-27 107-40 196-40 269 0 44 5 83 13 123 18 72 55 117 113 134 20 6 41 9 63 9 67 0 135-26 205-78 97-99 150-204 154-311 3-39 4-81 4-124 0-61-3-146-7-253-7-117-9-200-10-249-1-94-1-141-1-141 2-54 11-97 29-131 14-46 26-80 40-100 4 0 6 6 9 18z">
            <text:p/>
          </draw:path>
          <draw:path draw:style-name="gr29" draw:text-style-name="P3" draw:layer="layout" svg:width="1.31cm" svg:height="1.615cm" svg:x="6.86cm" svg:y="27.931cm" svg:viewBox="0 0 1311 1616" svg:d="M1214 18v-5c3 0 6-2 10-7 5-3 7-6 10-6 2 0 5 3 5 7v6c3 0 2 0-3 2 3 3 3 6 2 12-4 8-6 13-6 15-16 46-47 92-93 138-38 40-78 79-117 118-26 28-51 53-76 81-31 33-53 61-68 87-6 2-9 0-11-6 9-74 54-150 134-227l177-170c16-14 28-30 36-45zM994 457l179-173c21-24 43-49 65-74 26-28 44-54 56-79 1-4 5-6 9-4 5 1 8 4 8 9 0 17-4 32-11 48-7 17-15 32-21 49-22 54-69 118-144 192l-223 220c-23 22-38 50-45 83-4 45-6 111-6 196v22c0 180-16 312-48 395-11 47-34 91-67 130-32 39-68 66-106 83l-90 36-209 23c-23 2-46 3-68 3-72 0-141-11-205-34-33-12-54-41-61-87-4-30-7-62-7-94 0-39 5-95 14-165 3-8 7-16 12-24 6-2 13 2 17 16 0 26 0 54-1 81 2 30 13 51 34 61 61 30 143 46 245 46 21 0 63-2 128-4 135-4 232-27 288-67 56-41 81-96 74-166-2-84-2-202 0-355 3-24 9-51 18-83 14-43 23-70 25-82 14-56 61-123 140-202z">
            <text:p/>
          </draw:path>
          <draw:path draw:style-name="gr29" draw:text-style-name="P3" draw:layer="layout" svg:width="1.311cm" svg:height="1.492cm" svg:x="11.724cm" svg:y="27.819cm" svg:viewBox="0 0 1312 1493" svg:d="M990 335l177-173c4-4 27-29 71-75 26-28 47-56 58-82 3-3 5-6 8-5 6 0 8 4 8 9-1 22-17 64-44 124-14 29-48 75-104 136-54 50-134 130-240 238-16 16-27 31-34 40-12 19-20 35-22 52-4 116-7 230-11 346-5 135-26 245-64 329-37 84-119 148-242 191l-212 28c-124 0-216-12-271-36-44-17-67-76-68-172 0-14 5-71 15-171 2-8 6-17 14-27 7-2 12 2 14 13 0 26 1 52 3 78 1 31 9 53 27 67 47 23 108 37 183 40 65 2 130 2 194 2 43-3 86-7 129-10 48-6 88-17 120-38 61-26 97-67 107-120 5-52 8-118 7-200-3-111-4-178-3-202 0-27 7-61 18-101 15-52 25-85 28-100 20-53 65-113 134-181z">
            <text:p/>
          </draw:path>
          <draw:path draw:style-name="gr29" draw:text-style-name="P3" draw:layer="layout" svg:width="0.701cm" svg:height="1.5cm" svg:x="17.076cm" svg:y="27.782cm" svg:viewBox="0 0 702 1501" svg:d="M500 102h5c16-25 39-59 68-102h6c39 39 74 71 104 95 5 2 6 11 4 26l-74 113c-5 11-13 14-26 10-40-21-73-53-102-96-14 21-36 53-66 96-6 4-12 7-18 7-8 0-17-4-27-12s-20-16-28-25c-10-8-19-18-30-29-11-8-18-21-23-32l2-10 83-139c0 0 6 3 18 6 23 23 58 53 104 92zM702 673c0 103-18 222-57 359-39 141-93 250-163 327-86 94-169 142-249 142-24 0-48-4-71-13-40-12-75-43-103-90-27-45-44-94-51-145-5-36-8-75-8-116 0-97 19-224 58-380 2-12 10-25 22-40 4 0 7 3 11 9-7 50-15 99-23 149-10 59-17 110-17 154 0 101 26 175 76 221 32 29 72 43 121 43 58 0 116-19 172-58 98-70 167-178 211-330 16-54 23-100 23-140 0-13 0-26-2-39-3-20-10-33-21-37-18 7-34 11-50 11-19 0-36-5-48-16-17-18-25-41-25-67 0-14 3-38 11-70 8-30 10-54 10-71 7-64 26-97 59-97 18 0 38 14 57 42 39 54 57 139 57 252z">
            <text:p/>
          </draw:path>
          <draw:path draw:style-name="gr29" draw:text-style-name="P3" draw:layer="layout" svg:width="0.986cm" svg:height="1.106cm" svg:x="21.596cm" svg:y="27.97cm" svg:viewBox="0 0 987 1107" svg:d="M786 134l89-134h10c14 17 48 52 102 106l-1 15c-17 27-46 67-83 119-4 0-7 0-11 0-9 0-24-9-49-28-14-16-33-38-57-67zM975 486c5 35 9 67 9 102 0 78-15 153-45 223-32 71-72 129-126 176-96 63-223 100-385 115-143 12-255 3-341-23-37-14-63-38-76-73-7-29-11-62-11-100 0-37 7-102 21-190 2-11 5-16 11-16 8 0 11 3 11 10 0 29 0 59 0 88 3 33 15 54 36 65 82 36 214 53 397 50 160-7 283-29 367-70 43-23 72-57 90-104 0-37-7-59-18-66-50 5-83-2-102-21-18-23-24-49-16-77 10-35 21-85 36-148 6-19 12-31 17-36 6-12 14-21 25-26 14-6 33 1 55 21 23 26 38 61 45 100z">
            <text:p/>
          </draw:path>
          <draw:path draw:style-name="gr29" draw:text-style-name="P3" draw:layer="layout" svg:width="0.715cm" svg:height="1.746cm" svg:x="26.63cm" svg:y="27.882cm" svg:viewBox="0 0 716 1747" svg:d="M167 150l5-14c23-37 58-83 104-136l8 1c23 34 55 73 98 115 2 6-1 18-11 37-15 21-29 41-43 63-18 23-35 40-51 53-14-6-35-23-64-53-10-14-26-35-46-66zM186 802c-60-29-97-63-108-102-1-16 4-37 13-58 9-17 17-34 25-52 27-47 53-96 79-143 35-53 71-84 112-92 20 0 34 4 42 15 14 21 17 41 11 58-4 13-7 20-12 23-7-1-18-5-32-10s-24-7-32-7c-7 0-13 1-18 2-29 18-53 49-69 93-6 15-3 32 6 46 31 31 63 46 93 46 11 0 22-3 33-7 25-28 63-67 117-115 3-1 7 4 10 15-16 28-38 69-68 125-103 103-178 199-226 284-66 118-94 241-87 366 5 106 36 177 88 214 39 26 81 39 128 39 91 0 173-40 245-119 72-81 127-183 160-305 5-8 10-10 14-10 2 4 3 14 6 26-45 220-126 389-240 509-66 69-142 104-228 104-47 0-90-12-126-39-81-54-122-160-122-316 0-186 62-383 186-590z">
            <text:p/>
          </draw:path>
          <draw:path draw:style-name="gr29" draw:text-style-name="P3" draw:layer="layout" svg:width="0.713cm" svg:height="1.387cm" svg:x="2.572cm" svg:y="21.975cm" svg:viewBox="0 0 714 1388" svg:d="M185 448l-2-4c-38-23-60-37-64-40-23-18-36-39-42-64 1-20 6-38 17-61 8-17 18-35 26-53 27-45 52-91 75-136 35-51 69-80 107-90 19 0 34 4 43 14 12 12 20 25 20 40 0 6-2 13-5 20-1 8-6 16-12 21-7 0-18-4-31-10-15-6-25-10-33-10-27 0-56 31-87 93-5 17-5 31 0 38 24 35 61 56 112 60 12-4 32-19 54-42 19-19 47-47 84-79 6-3 8 0 8 8l-2 13-67 118c-209 208-313 408-313 597 0 57 6 110 20 159 12 49 39 86 80 110 33 22 72 33 116 33 139 0 254-85 341-255 25-51 48-105 66-164 5-8 9-12 13-12 5 8 7 18 4 29-30 171-93 321-188 448-78 107-169 159-274 159-43 0-84-10-121-31-87-60-130-168-130-327 0-125 35-270 105-431 6-10 13-25 20-45 18-35 38-71 60-106z">
            <text:p/>
          </draw:path>
          <draw:path draw:style-name="gr29" draw:text-style-name="P3" draw:layer="layout" svg:width="0.544cm" svg:height="0.97cm" svg:x="7.197cm" svg:y="22.065cm" svg:viewBox="0 0 545 971" svg:d="M454 168c28 41 60 77 91 105 0 0 0 7 0 22-18 25-48 62-89 110-3 3-9 1-14-2-5-5-10-8-14-12-24-24-47-54-74-91-2-7-1-12 3-18 6-5 10-10 15-15 10-11 23-31 38-56 10-11 25-25 44-43zM230 656l1 4c72-84 136-122 194-114 29 5 50 24 65 57 1 13 2 26 2 38 0 58-24 122-72 191-32 47-71 82-117 104-70 24-140 35-209 35-25 0-47-1-71-4-8 0-15-5-23-13 0-1 0-5 1-9 2-6 3-7 3-9 7-7 18-13 31-18 16-4 27-9 33-11 18-21 52-69 99-147 16-60 25-132 28-217 0-73 0-146 2-220 0-48 1-76 2-87 3-30 10-57 21-76 2-9 20-59 51-147 2-8 5-11 10-12 6-3 10 0 11 7 1 8 0 22-3 40-4 18-5 31-5 38-7 57-10 128-11 216-6 101-9 172-11 213-5 31-16 78-32 141zM404 679c-12-25-30-33-54-28-41 10-81 41-120 92-31 49-62 95-92 142 46-13 92-25 137-38 50-18 90-48 118-86 13-26 17-44 17-58 0-9 0-17-6-24z">
            <text:p/>
          </draw:path>
          <draw:path draw:style-name="gr29" draw:text-style-name="P3" draw:layer="layout" svg:width="0.491cm" svg:height="0.97cm" svg:x="12.133cm" svg:y="22.065cm" svg:viewBox="0 0 492 971" svg:d="M230 656l1 4c72-84 136-122 194-114 29 5 50 24 65 57 1 13 2 26 2 38 0 58-24 122-72 191-32 47-71 82-117 104-70 24-140 35-209 35-25 0-47-1-71-4-8 0-15-5-23-13 0-1 0-5 1-9 2-6 3-7 3-9 7-7 18-13 31-18 16-4 27-9 33-11 18-21 52-69 99-147 16-60 25-132 28-217 0-73 0-146 2-220 0-48 1-76 2-87 3-30 10-57 21-76 2-9 20-59 51-147 2-8 5-11 10-12 6-3 10 0 11 7 1 8 0 22-3 40-4 18-5 31-5 38-7 57-10 128-11 216-6 101-9 172-11 213-5 31-16 78-32 141zM404 679c-12-25-30-33-54-28-41 10-81 41-120 92-31 49-62 95-92 142 46-13 92-25 137-38 50-18 90-48 118-86 13-26 17-44 17-58 0-9 0-17-6-24z">
            <text:p/>
          </draw:path>
          <draw:path draw:style-name="gr29" draw:text-style-name="P3" draw:layer="layout" svg:width="1.047cm" svg:height="1.654cm" svg:x="16.675cm" svg:y="21.949cm" svg:viewBox="0 0 1048 1655" svg:d="M666 132l6-14c20-27 51-66 91-118h8c24 26 56 63 100 109 0 11 0 15 0 15-11 19-42 60-91 121-9 2-27-7-50-26-23-25-35-38-38-41-12-16-21-32-26-46zM54 1139l-1 3c-5 133 20 221 77 265 35 27 75 41 121 41 61 0 120-21 177-61 65-49 118-117 156-204 35-81 53-171 57-269 1-47-3-123-12-230 5-46 11-84 18-109 4-1 7-1 9 3 3 4 6 8 7 11 18 7 38 13 62 17 23-24 52-68 88-131 34-59 65-100 91-125 19-20 43-30 69-30 36 0 59 18 71 53 3 14 4 28 4 43 0 44-17 105-53 179-51 105-116 170-196 194-38 11-75 15-111 10l-1 14c-29 283-90 498-186 645-86 135-185 201-299 197-37-1-71-16-102-44-32-29-54-63-70-105-20-55-30-119-30-193 0-54 5-116 15-187 13-76 35-157 65-246 7-10 15-13 20-9 2 4 2 13 0 28-24 84-39 163-46 240zM775 608h4c103 0 176-40 219-121 6-23 3-43-7-58-14-11-29-17-47-17-32 4-62 31-92 75-48 73-73 110-75 113z">
            <text:p/>
          </draw:path>
          <draw:path draw:style-name="gr29" draw:text-style-name="P3" draw:layer="layout" svg:width="1.05cm" svg:height="1.331cm" svg:x="21.773cm" svg:y="22.036cm" svg:viewBox="0 0 1051 1332" svg:d="M1029 21c15 18 22 42 22 71 0 24-4 53-15 86-25 77-60 144-106 197-51 61-106 96-167 104-29 4-55 4-74 1-1 5-2 20-5 46-13 236-72 435-173 600-86 137-183 206-295 206-12 0-22-1-33-2-35-3-68-23-97-55-31-32-53-69-64-113-15-54-22-112-22-175 0-99 22-223 64-372 4-18 13-39 27-65 6 0 10 1 11 4-1 21-5 43-11 70-9 37-15 60-16 70-15 80-21 143-21 188 0 98 26 168 79 209 33 25 71 37 115 37 66 0 130-24 190-71 69-53 119-126 155-215 33-85 51-179 51-279 0-23 0-45-3-66 0-14-3-40-6-78-5-32-5-58-4-78 2-15 6-43 16-83 1-3 4-3 5-3 2 0 4 1 10 7 3 5 7 8 8 8 33 7 54 11 60 11 22-21 45-57 73-108 31-55 54-92 69-112 29-35 63-55 99-61 24 0 43 7 58 21zM975 93c-9-2-16-3-24-3-25 0-51 16-77 47-9 12-29 41-59 93-9 10-24 29-41 56 69 6 129-13 177-56 33-34 50-62 50-88 0-19-8-36-26-49z">
            <text:p/>
          </draw:path>
          <draw:path draw:style-name="gr29" draw:text-style-name="P3" draw:layer="layout" svg:width="0.932cm" svg:height="1.707cm" svg:x="26.516cm" svg:y="22.023cm" svg:viewBox="0 0 933 1708" svg:d="M933 538c0 40-10 77-29 112-19 36-43 60-73 73-6 1-14 1-24 0-11-3-18-4-22-4-32 63-69 94-113 94 4 189-25 365-85 528-40 104-90 189-150 254-73 80-150 117-233 112-37-2-72-18-106-49-32-31-56-68-69-111-19-60-29-127-29-198 0-98 24-231 71-401 2-7 7-15 15-25 8 0 11 3 11 7 0 18-4 40-11 68-8 35-13 57-14 66-12 78-18 139-18 181 0 101 26 174 82 215 33 27 72 39 115 39 69 0 135-27 198-83 123-106 185-254 185-444 0-19-1-38-1-56-2-18-4-42-9-73-4-31-6-54-6-67 0-14 1-27 4-39 1-12 4-25 5-38 3-14 8-26 14-33 6 0 10 5 11 14 1 11 2 18 6 22 8 4 18 7 26 7 28 0 50-13 68-38 1 0 11-24 32-68 1-7 5-8 12-6 3 20 11 34 21 39 11 6 26 2 48-14 14-16 32-47 56-93 3-3 7-3 9 0 3 2 3 6 3 9zM743 345h-4c-12 17-22 34-33 50-16 23-29 35-43 42-18-3-36-15-55-35-15-18-31-34-46-52-5-9-5-17 0-23 2-5 28-42 79-110 7 3 21 14 39 34 29 30 45 46 46 47 5 4 11 11 17 18 2 1 7-3 14-10 10-18 32-48 67-92 21 23 55 53 102 92 3 10 2 17-3 20-16 25-41 65-78 118-32-15-66-48-102-99zM728 0l15 1c19 21 49 49 88 83 4 2 5 6 5 11 0 2 0 4-1 7-31 47-57 82-80 105-7 9-14 9-20 2-36-27-65-57-88-91 19-26 47-65 81-118z">
            <text:p/>
          </draw:path>
          <draw:path draw:style-name="gr29" draw:text-style-name="P3" draw:layer="layout" svg:width="0.922cm" svg:height="1.181cm" svg:x="2.212cm" svg:y="16.159cm" svg:viewBox="0 0 923 1182" svg:d="M774 210c-17 49-49 75-98 78-4-4-9-4-14 0 1 27 1 55 1 82 0 195-43 382-131 558-39 78-85 140-140 184-61 50-125 74-190 70-76-6-133-54-170-149-21-55-32-123-32-202 0-75 11-168 32-281 7-33 21-81 41-143 2-5 6-7 16-5 2 5 2 17 0 38-25 114-38 203-38 269 0 75 14 136 42 185 29 52 79 78 145 78 68 0 133-24 193-71 56-45 103-107 138-188 35-79 53-166 54-260 0-67-4-133-14-195 0-27 6-67 14-120 3-3 6-4 11-4 4 4 7 11 8 20 2 10 3 16 6 16 3 1 12 4 26 7 11 1 20 1 25 0 26-4 46-21 61-48 1-8 3-16 7-26 3-8 8-13 15-13 3 10 7 24 17 39 46-9 80-48 105-119 10-13 17-13 19-2 0 45-16 95-45 149-20 36-45 53-76 53-3 2-6 0-11-3-6-4-9-6-11-6s-5 4-6 9z">
            <text:p/>
          </draw:path>
          <draw:path draw:style-name="gr29" draw:text-style-name="P3" draw:layer="layout" svg:width="0.488cm" svg:height="1.128cm" svg:x="7.402cm" svg:y="16.108cm" svg:viewBox="0 0 489 1129" svg:d="M307 216l-7 8c-25-14-56-47-96-102 19-27 48-68 88-122l8 4c28 32 57 66 89 96-12 32-39 71-82 116zM388 265l7 2c41 46 72 78 94 96-4 16-14 33-32 55-10 15-25 39-46 72 0 0-3 2-7 8-52-31-87-68-104-111 20-29 48-70 88-122zM96 1110c-17 4-43 11-82 19-7 0-11-3-14-11-1-10 6-20 19-28 35-28 70-56 104-82 42-32 74-63 100-92 26-38 52-92 76-164 17-61 33-123 51-183 3-9 9-15 18-15s13 6 13 15c2 21-6 71-22 148-29 133-63 241-101 323-16 30-39 49-73 56-30 5-60 9-89 14zM195 258l9 4c40 44 71 76 92 94-3 16-12 33-30 55-10 15-26 40-47 71 0 0-3 3-6 8-54-30-88-68-105-110 19-29 48-69 87-122z">
            <text:p/>
          </draw:path>
          <draw:path draw:style-name="gr29" draw:text-style-name="P3" draw:layer="layout" svg:width="0.394cm" svg:height="0.919cm" svg:x="12.258cm" svg:y="16.199cm" svg:viewBox="0 0 395 920" svg:d="M309 234l-6-3c-37-39-66-74-87-106-1-5 0-12 6-22 6-8 9-14 11-17 16-19 38-50 70-86l10 1c17 24 43 56 79 95 0 0 1 3 1 10 3 3 3 7 0 8-16 29-45 70-84 120zM96 901c-17 5-43 11-82 19-7 0-11-4-14-11-1-11 6-18 19-28 35-28 70-54 104-82 42-33 74-64 100-90 26-38 52-94 76-166 17-61 33-122 51-184 3-9 9-14 18-14s13 5 13 14c2 22-6 71-22 148-29 134-63 242-101 324-16 31-39 50-73 57-30 3-60 8-89 13z">
            <text:p/>
          </draw:path>
          <draw:path draw:style-name="gr29" draw:text-style-name="P3" draw:layer="layout" svg:width="0.417cm" svg:height="1.117cm" svg:x="16.918cm" svg:y="16.237cm" svg:viewBox="0 0 418 1118" svg:d="M317 9c-4 18-6 59-10 124-2 52-8 93-16 122 0 0 1 0 3 0 33-42 63-60 89-54 13 5 24 17 31 37 3 9 4 16 4 23 0 16-7 35-18 54s-22 36-34 53c-16 29-43 46-81 50-62 7-94 11-98 11s-10-2-17-8c0-2 0-5 0-9 17-16 43-54 79-110 9-27 14-61 15-101 0-35 0-70 0-105 6-20 17-47 36-83 0-7 3-10 7-13 5-1 9 3 10 9zM354 276l-4-4c-18-2-36 7-55 25-14 19-28 38-42 57 0 10 2 13 2 12 38-4 55-6 50-6 18-7 36-24 54-49 4-11 2-23-5-35zM96 1099c-17 5-43 11-82 19-7 0-11-4-14-11-1-10 6-19 19-28 35-28 70-54 104-82 42-33 74-64 100-91 26-38 52-93 76-165 17-62 33-123 51-184 3-10 9-14 18-14s13 4 13 14c2 21-6 71-22 148-29 133-63 242-101 324-16 31-39 50-73 57-30 3-60 8-89 13z">
            <text:p/>
          </draw:path>
          <draw:path draw:style-name="gr29" draw:text-style-name="P3" draw:layer="layout" svg:width="0.38cm" svg:height="0.574cm" svg:x="21.942cm" svg:y="16.189cm" svg:viewBox="0 0 381 575" svg:d="M96 556l-82 19c-7 0-11-4-14-11-1-10 6-19 19-28 47-36 83-63 106-83 40-32 72-63 98-91 29-40 54-96 76-164 12-42 29-102 51-184 3-10 9-14 18-14s13 4 13 14c2 21-6 71-22 148-29 133-63 242-101 324-16 32-39 51-73 56-20 2-51 7-89 14z">
            <text:p/>
          </draw:path>
          <draw:path draw:style-name="gr29" draw:text-style-name="P3" draw:layer="layout" svg:width="0.34cm" svg:height="0.941cm" svg:x="26.509cm" svg:y="16.014cm" svg:viewBox="0 0 341 942" svg:d="M237 0l8 4c25 31 57 63 94 96-5 16-14 34-27 53-12 20-24 39-36 56-5 5-10 12-14 18-5 7-11 10-17 7-23-14-40-32-51-52-15-11-31-27-45-50 30-53 59-97 88-132zM274 373c44 41 67 98 67 171 0 48-11 99-34 158-19 50-41 100-61 148-12 32-43 51-92 58-32 9-79 20-144 34-3 2-5-4-10-14 5-14 17-25 32-32 29-14 43-20 43-20 40-23 98-62 173-118 16-21 22-48 18-80-4-54-36-100-97-139 0-3-1-9-1-14 0-11 4-25 9-42 7-19 10-32 11-39 7-19 18-48 33-86 5-9 9-13 14-13s13 4 22 13c9 8 14 14 17 15z">
            <text:p/>
          </draw:path>
          <draw:path draw:style-name="gr29" draw:text-style-name="P3" draw:layer="layout" svg:width="0.346cm" svg:height="1.113cm" svg:x="2.606cm" svg:y="9.978cm" svg:viewBox="0 0 347 1114" svg:d="M212 45l25-45h9c-1-2-2 10-5 37 0 36-1 70-2 105 0 43-5 77-13 102 8-8 22-19 40-32 22-15 44-14 63 1 16 14 21 36 16 66-20 62-52 104-96 125-19 2-65 10-138 24-7 1-11-2-15-11 1-12 9-21 24-30 16-7 24-16 28-28 18-32 26-50 28-52 8-21 12-42 14-59 2-15 4-32 4-54 0-8 0-18 0-32 0-16-2-27-2-34 0-36 7-62 20-83zM291 284l-9-9c-22-6-42 4-61 29-8 8-20 31-42 69 19-5 40-12 60-19 20-8 36-20 45-35 8-15 10-28 7-35zM210 521v-5c7 0 14 4 24 13s17 13 22 14c49 42 74 102 74 181 0 48-12 99-35 156-19 50-38 98-58 146-18 34-51 55-97 66-72 14-110 22-114 22-15 0-23 0-23 0-2-3-3-6-3-8s1-6 3-9c47-32 117-79 212-140 25-17 40-38 41-64 3-33-4-65-19-95-16-30-36-51-61-67l-20-26c13-59 32-120 54-184z">
            <text:p/>
          </draw:path>
          <draw:path draw:style-name="gr29" draw:text-style-name="P3" draw:layer="layout" svg:width="0.328cm" svg:height="0.613cm" svg:x="7.572cm" svg:y="10.357cm" svg:viewBox="0 0 329 614" svg:d="M321 127c6 22 8 44 8 68 0 49-9 100-29 156-7 19-26 68-58 148-4 13-15 29-32 48-42 17-108 38-196 64-2 2-3 3-4 3-5 0-9-5-10-14 1-4 18-18 48-44 24-21 57-45 101-74 45-29 75-54 96-74 14-20 18-51 10-92-10-49-43-89-96-121-3-4-3-11 0-20 0 0 4-7 9-20 11-42 24-95 40-155 51 4 90 47 113 127z">
            <text:p/>
          </draw:path>
          <draw:path draw:style-name="gr29" draw:text-style-name="P3" draw:layer="layout" svg:width="0.714cm" svg:height="1.619cm" svg:x="12.219cm" svg:y="10.043cm" svg:viewBox="0 0 715 1620" svg:d="M161 97l69-97 5 4c18 21 54 57 108 110 0 14-12 39-36 77-11 17-30 43-59 78-15 0-43-20-82-59l-39-48c3-16 14-37 34-65zM377 432c6 7 8 15 8 23 0 10-2 21-7 35-6 14-8 24-10 29-14 34-41 76-80 122-50 58-82 94-93 111-81 119-122 242-122 370 0 129 32 216 99 258 34 22 74 34 119 34 70 0 138-26 203-79 60-49 110-115 147-196 22-48 40-96 55-145 9-8 13-11 16-9 4 8 5 20 1 34-32 160-87 297-166 413-86 126-186 188-299 188-94 0-162-44-204-132-30-64-44-140-44-228 0-242 98-484 296-724 0-5-3-8-12-12-50-10-107-5-170 12-17 3-32 15-46 33-13 19-24 37-36 55-11 0-18-6-15-16 5-23 24-66 60-128 25-29 57-47 97-53 29-5 66-8 110-9 19-2 50 3 93 14z">
            <text:p/>
          </draw:path>
          <draw:path draw:style-name="gr29" draw:text-style-name="P3" draw:layer="layout" svg:width="0.714cm" svg:height="1.2cm" svg:x="16.979cm" svg:y="10.225cm" svg:viewBox="0 0 715 1201" svg:d="M223 217l75-103c0-1-4-5-10-8-100-8-168 3-208 29-9 4-18 15-25 32-12 20-19 32-23 35 0 1-3 1-7 0-2-2-4-4-6-4-2-3 0-17 5-41 38-85 80-132 123-142 47-11 92-15 131-15 34 0 64 4 92 10l8 5c10 10 12 20 6 34-16 50-34 87-50 111l-143 180c-58 72-97 181-119 323-4 154 28 253 100 299 37 24 77 36 122 36 90 0 170-39 240-116s125-179 162-307c7-7 12-11 16-8 4 8 5 18 1 29-1 10-4 20-6 31-47 200-123 354-225 464-69 74-147 110-234 110-47 0-90-12-130-39-78-65-118-170-118-313 0-58 6-115 19-178 35-164 103-316 204-454z">
            <text:p/>
          </draw:path>
          <draw:path draw:style-name="gr29" draw:text-style-name="P3" draw:layer="layout" svg:width="0.715cm" svg:height="1.205cm" svg:x="21.884cm" svg:y="10.229cm" svg:viewBox="0 0 716 1206" svg:d="M504 622c-32-19-69-52-111-97l-68 99c-56-17-97-54-121-110 56-85 87-130 92-137 32 35 68 67 108 102l82-106c53 54 93 93 120 117-47 59-81 103-102 132zM716 596c-3 7-4 17-7 31-32 139-78 257-137 354-75 122-161 194-259 216-22 6-44 7-65 9-86-2-150-35-190-106-39-67-58-153-58-258 0-32 3-62 6-93 27-207 110-400 249-578l44-57c-5-4-11-8-15-8h-4c-2 0-3 0-3 0-55 0-91 1-110 3-41 4-74 16-99 40-8 14-20 33-36 57-11-1-17-7-17-15 20-71 47-121 86-151 40-27 119-40 234-40 13 0 29 4 44 13 6 5 7 18 6 37-14 56-51 118-109 189-70 83-113 142-128 176-51 100-76 200-76 301 0 69 14 129 39 180 33 67 91 101 173 101 94 0 180-43 259-130 70-78 120-176 151-295 7-5 13-7 19-3 3 8 4 16 3 27zM429 870c-55-18-95-54-118-108 55-82 86-126 93-131 36 40 76 76 118 111z">
            <text:p/>
          </draw:path>
          <draw:path draw:style-name="gr29" draw:text-style-name="P3" draw:layer="layout" svg:width="0.711cm" svg:height="1.202cm" svg:x="26.666cm" svg:y="10.219cm" svg:viewBox="0 0 712 1203" svg:d="M255 174l43-57c-2-4-9-10-22-13-55 0-91 0-109 0-42 3-76 18-101 41-7 15-19 33-34 58-11 0-17-4-17-15 17-66 46-116 86-148 42-27 120-40 231-40 16 0 31 4 46 13 6 5 7 16 5 34-16 56-52 119-109 188-70 84-113 142-130 177-49 99-73 201-73 302 0 70 12 130 37 182 33 67 93 101 176 101 95 0 181-44 259-130 70-78 122-175 152-295 4-7 11-8 15-4 3 6 2 24-3 56-33 139-78 257-137 353-74 123-160 194-258 216-24 6-46 10-68 10-83 0-144-36-186-106-39-67-58-152-58-258 0-30 3-62 6-91 26-199 109-391 249-574zM294 572l1-11c25-49 55-101 89-157l11 3c43 47 80 79 108 97 1 11-2 22-6 32-5 10-10 21-15 32-11 24-32 57-62 103-9 0-28-8-61-29-16-14-38-38-65-70z">
            <text:p/>
          </draw:path>
          <draw:path draw:style-name="gr29" draw:text-style-name="P3" draw:layer="layout" svg:width="0.964cm" svg:height="0.852cm" svg:x="2.292cm" svg:y="4.221cm" svg:viewBox="0 0 965 853" svg:d="M965 451c0 11-7 41-22 91-17 53-44 101-83 144-39 41-79 71-125 87-156 54-303 80-439 80-58 0-114-4-167-14-58-11-97-37-115-76-14-43-17-106-11-187 3-30 10-71 22-125 6-5 11-7 17-3 4 12 7 27 7 48-2 28-2 46 0 51 0 29 9 48 31 60 49 25 113 41 189 47 68 1 135 2 201 3 105-10 175-18 207-23 76-16 139-39 190-71 25-18 50-53 72-106 15-17 23-18 26-6zM439 345h-4c-12 17-22 35-32 52-14 21-28 35-41 43-18-3-36-13-57-31-17-16-32-33-49-51-5-8-5-17 0-21 7-15 32-54 75-116 7-2 14 2 24 12 9 9 15 15 18 16 9 10 25 21 47 35 8 15 19 22 30 22 17-30 36-64 62-99 23 21 59 48 107 85 3 9 2 16-3 20-22 44-45 85-70 124-33-14-68-45-107-91zM399 0h14c11 7 27 20 47 39 19 19 35 32 46 39 4 10 5 15 4 18-16 25-43 61-78 110-8 7-14 7-19 1-35-23-64-50-90-83 7-14 18-35 37-64 20-27 32-47 39-60z">
            <text:p/>
          </draw:path>
          <draw:path draw:style-name="gr29" draw:text-style-name="P3" draw:layer="layout" svg:width="0.964cm" svg:height="0.834cm" svg:x="7.233cm" svg:y="4.232cm" svg:viewBox="0 0 965 835" svg:d="M456 65l37-65 7 1c1 9 1 19 0 30-2 15-3 26-3 28-1 31-3 62-3 93-3 36-8 65-15 89 6-1 13-6 21-14 8-10 14-14 18-15 29-12 52-11 66 4 16 15 21 39 15 69-34 73-69 115-105 123-30 0-74 6-130 18-8 0-16-3-19-6 1-19 12-32 36-39 41-64 62-116 62-157 3-15 4-40 4-79-1-35 2-63 9-80zM435 365v5c29-5 47-11 54-14 20-7 36-19 47-33 7-13 10-25 9-36l-9-10c-6-3-10-4-17-4-15 0-30 11-45 32-14 21-28 42-39 60zM44 436c2 29 2 57 2 86 2 35 13 57 33 67 47 25 107 40 180 46 25 1 88 3 190 3 180 0 321-30 420-92 21-16 46-52 71-105 6-9 13-13 22-9 4 5 4 12 2 21-3 13-5 20-5 22-16 70-49 133-98 188-48 55-102 90-160 107-147 43-281 65-403 65-41 0-83-3-124-7-41-5-70-12-88-19-32-13-54-33-71-63-10-32-15-72-15-119 0-35 4-81 11-138 1-11 3-23 4-36 3-13 8-23 17-27 9 0 12 3 12 10z">
            <text:p/>
          </draw:path>
          <draw:path draw:style-name="gr29" draw:text-style-name="P3" draw:layer="layout" svg:width="0.963cm" svg:height="0.635cm" svg:x="12.036cm" svg:y="4.32cm" svg:viewBox="0 0 964 636" svg:d="M475 102h4c15-25 39-59 69-102 13 7 27 19 46 38 18 18 32 29 40 36 8 4 19 15 29 32-7 21-33 63-75 127-7 14-16 18-27 12-40-21-74-54-103-100h-3c-15 25-38 61-72 104-8 0-24-8-47-23-18-16-41-42-70-77v-10c18-32 48-78 90-138l7 3c25 23 62 56 112 98zM964 231c-10 55-27 105-49 148-43 87-111 149-203 185-43 18-129 38-256 60-50 8-100 12-153 12-65 0-129-7-188-21-65-15-101-50-110-101-4-29-5-57-5-86 0-42 6-102 19-183 3-12 7-17 13-17 5-1 9 3 12 13 2 29 2 56 2 83 2 33 14 55 34 65 46 23 103 37 172 41 62 3 123 5 185 9 108-9 182-16 222-21 80-14 148-39 205-73 23-14 48-51 78-112 2-5 6-7 11-9 6-3 11 0 11 7z">
            <text:p/>
          </draw:path>
          <draw:path draw:style-name="gr29" draw:text-style-name="P3" draw:layer="layout" svg:width="0.964cm" svg:height="0.974cm" svg:x="16.844cm" svg:y="4.43cm" svg:viewBox="0 0 965 975" svg:d="M965 10c0 8-8 39-23 90-17 51-44 98-82 141-39 41-80 72-124 89-149 55-293 82-432 82-61 0-119-6-175-17-61-11-98-36-116-75-11-43-17-106-10-188 2-29 10-70 21-122 7-8 11-9 17-4 6 11 8 27 8 47-2 28-2 44 0 51 0 29 10 49 30 59 51 25 114 40 191 46 3 0 70 1 200 5 108-10 177-18 209-24 75-15 137-38 188-71 25-16 49-52 72-105 14-17 22-19 26-4zM453 640h-4c-11 18-21 36-31 53-15 20-27 34-42 42-17-3-36-13-56-31-16-16-33-34-48-51-6-9-6-16 0-22 7-13 30-52 73-116 7-3 15 3 25 13 10 9 15 15 18 16 10 9 25 21 46 35 8 14 19 21 30 22 17-32 38-64 63-99 23 21 59 49 107 85 2 10 1 17-2 20-24 44-46 86-71 125-33-15-69-46-108-92zM446 763h14c12 8 28 21 48 39 19 21 35 33 45 40 4 9 5 15 4 17-15 26-42 63-76 110-9 7-15 7-20 3-34-24-65-52-90-83 5-16 18-37 38-64 19-29 30-48 37-62z">
            <text:p/>
          </draw:path>
          <draw:path draw:style-name="gr29" draw:text-style-name="P3" draw:layer="layout" svg:width="0.961cm" svg:height="0.792cm" svg:x="21.534cm" svg:y="4.423cm" svg:viewBox="0 0 962 793" svg:d="M962 11c-11 70-38 134-80 195-40 60-89 100-143 120-146 56-290 83-432 83-72 0-139-7-203-22-56-12-89-44-97-96-4-26-7-54-7-85 0-43 7-106 21-188 1-1 2-4 3-8s2-6 5-6c8 0 13 3 15 10 0 29 0 56 2 83 1 34 13 56 33 66 73 37 190 53 350 51 161-2 295-26 398-72 49-20 88-65 116-132 3-6 7-9 12-10 5 0 7 4 7 11zM320 693l1-11c20-32 50-78 90-137l8 4c23 23 59 57 107 100v14c-15 28-43 71-84 126-5 3-9 3-14 4-6-1-20-9-43-28-17-13-38-37-65-72z">
            <text:p/>
          </draw:path>
          <draw:path draw:style-name="gr29" draw:text-style-name="P3" draw:layer="layout" svg:width="0.11cm" svg:height="0.824cm" svg:x="26.924cm" svg:y="4.39cm" svg:viewBox="0 0 111 825" svg:d="M111 10c-4 19-7 49-10 89-4 51-5 121-7 211 0 102-1 175-2 215-4 88-23 178-58 274-7 17-13 26-18 26-2 0-6-1-9-4-5-4-8-14-7-30 7-30 14-106 18-228-5-98-8-209-7-331 16-62 41-137 77-228 9-7 17-5 23 6z">
            <text:p/>
          </draw:path>
          <draw:g draw:style-name="gr1">
            <draw:custom-shape draw:style-name="gr30" draw:text-style-name="P2" draw:layer="layout" svg:width="2.999cm" svg:height="2.956cm" svg:x="13.353cm" svg:y="36.461cm">
              <text:p/>
              <draw:enhanced-geometry svg:viewBox="0 0 21600 21600" draw:type="rectangle" draw:enhanced-path="M 0 0 L 21600 0 21600 21600 0 21600 0 0 Z N"/>
            </draw:custom-shape>
            <draw:g draw:style-name="gr2">
              <draw:line draw:style-name="gr9" draw:text-style-name="P2" draw:layer="layout" svg:x1="16.351cm" svg:y1="37.94cm" svg:x2="13.351cm" svg:y2="37.94cm">
                <text:p/>
              </draw:line>
              <draw:line draw:style-name="gr9" draw:text-style-name="P2" draw:layer="layout" svg:x1="14.852cm" svg:y1="39.417cm" svg:x2="14.852cm" svg:y2="36.461cm">
                <text:p/>
              </draw:lin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Jameel Noori Nastaleeq" svg:font-family="'Jameel Noori Nastaleeq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" draw:style="linear" draw:start-color="#f6f9d4" draw:end-color="#dee6ef" draw:start-intensity="100%" draw:end-intensity="100%" draw:angle="30deg" draw:border="0%">
      <loext:gradient-stop svg:offset="0" loext:color-type="rgb" loext:color-value="#f6f9d4"/>
      <loext:gradient-stop svg:offset="1" loext:color-type="rgb" loext:color-value="#dee6e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1-23T15:36:00.770090234</meta:creation-date>
    <dc:date>2026-01-25T13:20:06.625686304</dc:date>
    <meta:editing-duration>PT28M48S</meta:editing-duration>
    <meta:editing-cycles>5</meta:editing-cycles>
    <meta:generator>LibreOffice/25.2.3.2$Linux_X86_64 LibreOffice_project/520$Build-2</meta:generator>
    <meta:print-date>2026-01-25T13:20:28.482290530</meta:print-date>
    <meta:printed-by>PDF files</meta:printed-by>
    <meta:document-statistic meta:object-count="257"/>
  </office:meta>
</office:document-meta>
</file>